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66179" officeooo:paragraph-rsid="00166179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6179" officeooo:paragraph-rsid="0016617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66179" officeooo:paragraph-rsid="0016617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66179" officeooo:paragraph-rsid="00166179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2"/>
      <text:p text:style-name="P3">CODE:</text:p>
      <text:p text:style-name="P3"/>
      <text:p text:style-name="P4">flag = 1</text:p>
      <text:p text:style-name="P4">list1 = [] </text:p>
      <text:p text:style-name="P4"/>
      <text:p text:style-name="P4">while flag != 0:</text:p>
      <text:p text:style-name="P4"><text:s text:c="4"/>print("\n-----SET OPERATIONS-----")</text:p>
      <text:p text:style-name="P4"><text:s text:c="4"/>user_input = int(input(""" </text:p>
      <text:p text:style-name="P4">1. Add elements to the list</text:p>
      <text:p text:style-name="P4">2. Remove elements from list</text:p>
      <text:p text:style-name="P4">3. Search elements in the list</text:p>
      <text:p text:style-name="P4">4. Size of list</text:p>
      <text:p text:style-name="P4">5. Intersection of sets</text:p>
      <text:p text:style-name="P4">6. Union of sets</text:p>
      <text:p text:style-name="P4">7. Difference between two sets</text:p>
      <text:p text:style-name="P4">8. Subset</text:p>
      <text:p text:style-name="P4">9. Exit</text:p>
      <text:p text:style-name="P4">&gt;&gt;"""))</text:p>
      <text:p text:style-name="P4"/>
      <text:p text:style-name="P4"><text:s text:c="4"/>if user_input == 1:</text:p>
      <text:p text:style-name="P4"><text:s text:c="8"/>all_list = input("\nEnter the elements to be added to the list: ")</text:p>
      <text:p text:style-name="P4"><text:s text:c="8"/>list1 = all_list.split(' ')</text:p>
      <text:p text:style-name="P4"><text:s text:c="8"/>print("The list after adding elements:", list1)</text:p>
      <text:p text:style-name="P4"/>
      <text:p text:style-name="P4"><text:s text:c="4"/>elif user_input == 2:</text:p>
      <text:p text:style-name="P4"><text:s text:c="8"/>element = input("Enter the elements to be removed from list: ")</text:p>
      <text:p text:style-name="P4"><text:s text:c="8"/>if element in list1:</text:p>
      <text:p text:style-name="P4"><text:s text:c="12"/>list1.remove(element)</text:p>
      <text:p text:style-name="P4"><text:s text:c="12"/>print("List after removing the elements:", list1)</text:p>
      <text:p text:style-name="P4"><text:s text:c="8"/>else:</text:p>
      <text:p text:style-name="P4"><text:s text:c="12"/>print(f"Element '{element}' is not found in the list")</text:p>
      <text:p text:style-name="P4"/>
      <text:p text:style-name="P4"><text:s text:c="4"/>elif user_input == 3:</text:p>
      <text:p text:style-name="P4"><text:s text:c="8"/>element = input("Enter the element to be searched in the list: ")</text:p>
      <text:p text:style-name="P4"><text:s text:c="8"/>if element in list1:</text:p>
      <text:p text:style-name="P4"><text:s text:c="12"/>print(f"Element '{element}' is found in the list")</text:p>
      <text:p text:style-name="P4"><text:s text:c="8"/>else:</text:p>
      <text:p text:style-name="P4"><text:s text:c="12"/>print(f"Element '{element}' is not found in the list")</text:p>
      <text:p text:style-name="P4"/>
      <text:p text:style-name="P4"><text:s text:c="4"/>elif user_input == 4:</text:p>
      <text:p text:style-name="P4"><text:s text:c="8"/>print("Size of the list is:", len(list1))</text:p>
      <text:p text:style-name="P4"/>
      <text:p text:style-name="P4"><text:s text:c="4"/>elif user_input == 5:</text:p>
      <text:p text:style-name="P4"><text:s text:c="8"/>set1 = set(input("Enter elements for the first set: ").split())</text:p>
      <text:p text:style-name="P4"><text:s text:c="8"/>set2 = set(input("Enter elements for the second set: ").split())</text:p>
      <text:p text:style-name="P4"><text:s text:c="8"/>print("Intersection of the two sets:", set1.intersection(set2))</text:p>
      <text:p text:style-name="P4"/>
      <text:p text:style-name="P4"><text:s text:c="4"/>elif user_input == 6:</text:p>
      <text:p text:style-name="P4"><text:s text:c="8"/>set1 = set(input("Enter elements for the first set: ").split())</text:p>
      <text:p text:style-name="P4"><text:soft-page-break/><text:s text:c="8"/>set2 = set(input("Enter elements for the second set: ").split())</text:p>
      <text:p text:style-name="P4"><text:s text:c="8"/>print("Union of the two sets:", set1.union(set2))</text:p>
      <text:p text:style-name="P4"/>
      <text:p text:style-name="P4"><text:s text:c="4"/>elif user_input == 7:</text:p>
      <text:p text:style-name="P4"><text:s text:c="8"/>set1 = set(input("Enter elements for the first set: ").split())</text:p>
      <text:p text:style-name="P4"><text:s text:c="8"/>set2 = set(input("Enter elements for the second set: ").split())</text:p>
      <text:p text:style-name="P4"><text:s text:c="8"/>print("Difference between the two sets:", set1.difference(set2))</text:p>
      <text:p text:style-name="P4"/>
      <text:p text:style-name="P4"><text:s text:c="4"/>elif user_input == 8:</text:p>
      <text:p text:style-name="P4"><text:s text:c="8"/>set1 = set(input("Enter elements for the first set: ").split())</text:p>
      <text:p text:style-name="P4"><text:s text:c="8"/>set2 = set(input("Enter elements for the second set: ").split())</text:p>
      <text:p text:style-name="P4"><text:s text:c="8"/>if set2.issubset(set1):</text:p>
      <text:p text:style-name="P4"><text:s text:c="12"/>print("The second set is a subset of the first set.")</text:p>
      <text:p text:style-name="P4"><text:s text:c="8"/>else:</text:p>
      <text:p text:style-name="P4"><text:s text:c="12"/>print("Not a subset")</text:p>
      <text:p text:style-name="P4"/>
      <text:p text:style-name="P4"><text:s text:c="4"/>elif user_input == 9:</text:p>
      <text:p text:style-name="P4"><text:s text:c="8"/>print("Exit")</text:p>
      <text:p text:style-name="P4"><text:s text:c="8"/>flag = 0</text:p>
      <text:p text:style-name="P4"/>
      <text:p text:style-name="P4"><text:s text:c="4"/>else:</text:p>
      <text:p text:style-name="P4"><text:s text:c="8"/>print("Invalid option. Please try again.")</text:p>
      <text:p text:style-name="P4"/>
      <text:p text:style-name="P4">OUTPUT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4:09:58.090127149</meta:creation-date>
    <dc:date>2025-02-20T14:11:19.560294005</dc:date>
    <meta:editing-duration>PT1M21S</meta:editing-duration>
    <meta:editing-cycles>1</meta:editing-cycles>
    <meta:document-statistic meta:table-count="0" meta:image-count="0" meta:object-count="0" meta:page-count="2" meta:paragraph-count="61" meta:word-count="303" meta:character-count="2281" meta:non-whitespace-character-count="1699"/>
    <meta:generator>LibreOffice/5.1.6.2$Linux_X86_64 LibreOffice_project/10m0$Build-2</meta:generator>
  </office:meta>
</office:document-meta>
</file>